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46bf6" officeooo:paragraph-rsid="00046bf6"/>
    </style:style>
    <style:style style:name="P3" style:family="paragraph" style:parent-style-name="Standard">
      <style:paragraph-properties fo:text-align="end" style:justify-single-word="false"/>
      <style:text-properties officeooo:rsid="0004ea8f" officeooo:paragraph-rsid="0004ea8f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style:language-complex="en" style:country-complex="US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loext:padding="0in" loext:border="none"/>
    </style:style>
    <style:style style:name="T1" style:family="text">
      <style:text-properties style:language-complex="en" style:country-complex="US"/>
    </style:style>
    <style:style style:name="T2" style:family="text">
      <style:text-properties fo:language="en" fo:country="US"/>
    </style:style>
    <style:style style:name="T3" style:family="text">
      <style:text-properties fo:font-size="18pt" style:font-size-asian="18pt" style:font-size-complex="18pt" style:language-complex="en" style:country-complex="US"/>
    </style:style>
    <style:style style:name="T4" style:family="text">
      <style:text-properties fo:font-size="18pt" fo:language="en" fo:country="US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שחר סירוטקין </text:p>
      <text:p text:style-name="P5"><text:span text:style-name="T1">לקוח</text:span><text:span text:style-name="T2">: </text:span><text:span text:style-name="T1">פרופסור גל קמינקא </text:span></text:p>
      <text:p text:style-name="P5"><text:span text:style-name="T3">דוח התקדמות </text:span><text:span text:style-name="T4">2 </text:span><text:span text:style-name="T2"> <text:s text:c="58"/></text:span></text:p>
      <text:p text:style-name="P4">במהלך הסמסטר המשכנו לעבוד על הפיתוח האלגוריתמי והתיאורטי של הפרויקט </text:p>
      <text:p text:style-name="P1"/>
      <text:p text:style-name="P2">בשלב הראשון שכתבנו את כל הפסאודו קוד שמופיע במאמרים של האלגוריתם כך שיתמכו ביותר מקרים </text:p>
      <text:p text:style-name="P2">וכן יהיו ניתנים לתכנות מונחה עצמים בצורה יותר פשוטה</text:p>
      <text:p text:style-name="P3"><text:s/>בין השאר ניסינו להראות כי האלגוריתם יכול להתמודד עם תיוג מהלכים גם מסוג חדש <text:s/>שנחשבים כמתוייגים רק לאחר תיוג כל חלקיהם השונים וזאת בשונה משיטת התיוג שנהוגה עד היום במחקר</text:p>
      <text:p text:style-name="P2"/>
      <text:p text:style-name="P2">לאחר מכן ניסינו להוכיח בצורה כללית את נכונות האלגוריתם וכן להראות כי השינויים שביצענו לא פגעו</text:p>
      <text:p text:style-name="P2">בביצועים אך חסרים לנו מספר שלבים על מנת לסיים את ההוכחה</text:p>
      <text:p text:style-name="P2"><text:s/></text:p>
      <text:p text:style-name="P2"><text:s/>כעת אני באמצע העבודה של כתיבת הקוד</text:p>
      <text:p text:style-name="P2"/>
      <text:p text:style-name="P2">סך הכל שעות עבודה על הפרויקט השנה: 310 שעות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30:19.006392679</meta:creation-date>
    <dc:date>2018-05-24T10:47:23.338508035</dc:date>
    <meta:editing-duration>PT6M54S</meta:editing-duration>
    <meta:editing-cycles>1</meta:editing-cycles>
    <meta:document-statistic meta:table-count="0" meta:image-count="0" meta:object-count="0" meta:page-count="1" meta:paragraph-count="12" meta:word-count="116" meta:character-count="713" meta:non-whitespace-character-count="539"/>
    <meta:generator>LibreOffice/5.1.6.2$Linux_X86_64 LibreOffice_project/10m0$Build-2</meta:generator>
  </office:meta>
</office:document-meta>
</file>